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&gt;</text:p>
      <text:p text:style-name="Normal">&lt;head&gt;</text:p>
      <text:p text:style-name="Normal"><text:tab/>&lt;title&gt;Table&lt;/title&gt;</text:p>
      <text:p text:style-name="Normal"><text:tab/>&lt;link rel="stylesheet" href="studentdetails.css"&gt;</text:p>
      <text:p text:style-name="Normal">&lt;/head&gt;</text:p>
      <text:p text:style-name="Normal">&lt;body&gt;</text:p>
      <text:p text:style-name="Normal"/>
      <text:p text:style-name="Normal"><text:tab/>&lt;div&gt;</text:p>
      <text:p text:style-name="Normal"><text:tab/><text:tab/>&lt;table &gt;</text:p>
      <text:p text:style-name="Normal"><text:tab/><text:tab/><text:tab/>&lt;thead&gt;</text:p>
      <text:p text:style-name="Normal"><text:tab/><text:tab/><text:tab/><text:tab/>&lt;tr&gt;</text:p>
      <text:p text:style-name="Normal"><text:tab/><text:tab/><text:tab/><text:tab/><text:tab/>&lt;th&gt;First Name&lt;/th&gt;</text:p>
      <text:p text:style-name="Normal"><text:tab/><text:tab/><text:tab/><text:tab/><text:tab/>&lt;td&gt;&lt;input type="text" name="fname" id="fname"&gt;&lt;/td&gt;</text:p>
      <text:p text:style-name="Normal"><text:tab/><text:tab/><text:tab/><text:tab/>&lt;/tr&gt;</text:p>
      <text:p text:style-name="Normal"><text:tab/><text:tab/><text:tab/>&lt;/thead&gt;</text:p>
      <text:p text:style-name="Normal"><text:tab/><text:tab/><text:tab/>&lt;tbody&gt;</text:p>
      <text:p text:style-name="Normal"><text:tab/><text:tab/><text:tab/><text:tab/>&lt;tr&gt;</text:p>
      <text:p text:style-name="Normal"><text:tab/><text:tab/><text:tab/><text:tab/><text:tab/>&lt;th&gt;Last Name&lt;/th&gt;</text:p>
      <text:p text:style-name="Normal"><text:tab/><text:tab/><text:tab/><text:tab/><text:tab/>&lt;td&gt;&lt;input type="text" name="lname" id="lname" &gt;&lt;/td&gt;</text:p>
      <text:p text:style-name="Normal"><text:tab/><text:tab/><text:tab/><text:tab/>&lt;/tr&gt;</text:p>
      <text:p text:style-name="Normal"><text:tab/><text:tab/><text:tab/><text:tab/>&lt;tr&gt;</text:p>
      <text:p text:style-name="Normal"><text:tab/><text:tab/><text:tab/><text:tab/><text:tab/>&lt;th&gt;Email&lt;/th&gt;</text:p>
      <text:p text:style-name="Normal"><text:tab/><text:tab/><text:tab/><text:tab/><text:tab/>&lt;td&gt;&lt;input type="text" name="email" id="email"&gt;&lt;/td&gt;</text:p>
      <text:p text:style-name="Normal"><text:tab/><text:tab/><text:tab/><text:tab/>&lt;/tr&gt;</text:p>
      <text:p text:style-name="Normal"><text:tab/><text:tab/><text:tab/><text:tab/>&lt;tr&gt;</text:p>
      <text:p text:style-name="Normal"><text:tab/><text:tab/><text:tab/><text:tab/><text:tab/>&lt;th&gt;Age&lt;/th&gt;</text:p>
      <text:p text:style-name="Normal"><text:tab/><text:tab/><text:tab/><text:tab/><text:tab/>&lt;td&gt;&lt;input type="text" name="age" id="age"&gt;&lt;/td&gt;</text:p>
      <text:p text:style-name="Normal"><text:tab/><text:tab/><text:tab/><text:tab/>&lt;/tr&gt;</text:p>
      <text:p text:style-name="Normal"><text:tab/><text:tab/><text:tab/><text:tab/>&lt;tr&gt;</text:p>
      <text:p text:style-name="Normal"><text:tab/><text:tab/><text:tab/><text:tab/><text:tab/>&lt;th&gt;Mark-1&lt;/th&gt;</text:p>
      <text:soft-page-break/>
      <text:p text:style-name="Normal"><text:tab/><text:tab/><text:tab/><text:tab/><text:tab/>&lt;td&gt;&lt;input type="text" name="mark1" id="mark1" &gt;&lt;/td&gt;</text:p>
      <text:p text:style-name="Normal"><text:tab/><text:tab/><text:tab/><text:tab/>&lt;/tr&gt;</text:p>
      <text:p text:style-name="Normal"><text:tab/><text:tab/><text:tab/><text:tab/>&lt;tr&gt;</text:p>
      <text:p text:style-name="Normal"><text:tab/><text:tab/><text:tab/><text:tab/><text:tab/>&lt;th&gt;Mark-2&lt;/th&gt;</text:p>
      <text:p text:style-name="Normal"><text:tab/><text:tab/><text:tab/><text:tab/><text:tab/>&lt;td&gt;&lt;input type="text" name="mark2" id="mark2" &gt;&lt;/td&gt;</text:p>
      <text:p text:style-name="Normal"><text:tab/><text:tab/><text:tab/><text:tab/>&lt;/tr&gt;</text:p>
      <text:p text:style-name="Normal"><text:tab/><text:tab/><text:tab/><text:tab/>&lt;tr&gt;</text:p>
      <text:p text:style-name="Normal"><text:tab/><text:tab/><text:tab/><text:tab/><text:tab/>&lt;th&gt;Mark-3&lt;/th&gt;</text:p>
      <text:p text:style-name="Normal"><text:tab/><text:tab/><text:tab/><text:tab/><text:tab/>&lt;td&gt;&lt;input type="text" name="mark3" id="mark3" &gt;&lt;/td&gt;</text:p>
      <text:p text:style-name="Normal"><text:tab/><text:tab/><text:tab/><text:tab/>&lt;/tr&gt;</text:p>
      <text:p text:style-name="Normal"><text:tab/><text:tab/><text:tab/><text:tab/>&lt;tr&gt;</text:p>
      <text:p text:style-name="Normal"><text:tab/><text:tab/><text:tab/><text:tab/><text:tab/>&lt;th&gt;Mark-4&lt;/th&gt;</text:p>
      <text:p text:style-name="Normal"><text:tab/><text:tab/><text:tab/><text:tab/><text:tab/>&lt;td&gt;&lt;input type="text" name="mark4" id="mark4" &gt;&lt;/td&gt;</text:p>
      <text:p text:style-name="Normal"><text:tab/><text:tab/><text:tab/><text:tab/>&lt;/tr&gt;</text:p>
      <text:p text:style-name="Normal"><text:tab/><text:tab/><text:tab/><text:tab/>&lt;tr id="btna"&gt;</text:p>
      <text:p text:style-name="Normal"><text:tab/><text:tab/><text:tab/><text:tab/><text:tab/>&lt;td colspan="2"&gt;&lt;input type="button" name="button" id="btn" value="Add" onclick="AddRow()"&gt;&lt;/td&gt;</text:p>
      <text:p text:style-name="Normal"><text:tab/><text:tab/><text:tab/><text:tab/>&lt;/tr&gt;</text:p>
      <text:p text:style-name="Normal"><text:tab/><text:tab/><text:tab/>&lt;/tbody&gt;</text:p>
      <text:p text:style-name="Normal"><text:tab/><text:tab/>&lt;/table&gt;</text:p>
      <text:p text:style-name="Normal"/>
      <text:p text:style-name="Normal"><text:tab/><text:tab/>&lt;table id="show"&gt;</text:p>
      <text:p text:style-name="Normal"><text:tab/><text:tab/><text:tab/>&lt;thead&gt;</text:p>
      <text:p text:style-name="Normal"><text:tab/><text:tab/><text:tab/><text:tab/>&lt;tr&gt;</text:p>
      <text:p text:style-name="Normal"><text:tab/><text:tab/><text:tab/><text:tab/><text:tab/>&lt;th&gt;First Name&lt;/th&gt;</text:p>
      <text:p text:style-name="Normal"><text:tab/><text:tab/><text:tab/><text:tab/><text:tab/>&lt;th&gt;Last Name&lt;/th&gt;</text:p>
      <text:p text:style-name="Normal"><text:tab/><text:tab/><text:tab/><text:tab/><text:tab/>&lt;th&gt;Email&lt;/th&gt;</text:p>
      <text:p text:style-name="Normal"><text:tab/><text:tab/><text:tab/><text:tab/><text:tab/>&lt;th&gt;Age&lt;/th&gt;</text:p>
      <text:p text:style-name="Normal"><text:tab/><text:tab/><text:tab/><text:tab/><text:tab/>&lt;th&gt;Mark-1&lt;/th&gt;</text:p>
      <text:p text:style-name="Normal"><text:tab/><text:tab/><text:tab/><text:tab/><text:tab/>&lt;th&gt;Mark-2&lt;/th&gt;</text:p>
      <text:p text:style-name="Normal"><text:tab/><text:tab/><text:tab/><text:tab/><text:tab/>&lt;th&gt;Mark-3&lt;/th&gt;</text:p>
      <text:soft-page-break/>
      <text:p text:style-name="Normal"><text:tab/><text:tab/><text:tab/><text:tab/><text:tab/>&lt;th&gt;Mark-4&lt;/th&gt;</text:p>
      <text:p text:style-name="Normal"><text:tab/><text:tab/><text:tab/><text:tab/>&lt;/tr&gt;</text:p>
      <text:p text:style-name="Normal"><text:tab/><text:tab/><text:tab/>&lt;/thead&gt;</text:p>
      <text:p text:style-name="Normal"><text:tab/><text:tab/>&lt;/table&gt;</text:p>
      <text:p text:style-name="Normal"><text:tab/>&lt;/div&gt;</text:p>
      <text:p text:style-name="Normal"><text:tab/></text:p>
      <text:p text:style-name="Normal"><text:tab/>&lt;script&gt;</text:p>
      <text:p text:style-name="Normal"><text:tab/><text:tab/></text:p>
      <text:p text:style-name="Normal"><text:tab/><text:tab/>var list1 = [];</text:p>
      <text:p text:style-name="Normal"><text:tab/><text:tab/>var list2 = [];</text:p>
      <text:p text:style-name="Normal"><text:tab/><text:tab/>var list3 = [];</text:p>
      <text:p text:style-name="Normal"><text:tab/><text:tab/>var list4 = [];</text:p>
      <text:p text:style-name="Normal"><text:tab/><text:tab/>var list5 = [];</text:p>
      <text:p text:style-name="Normal"><text:tab/><text:tab/>var list6 = [];</text:p>
      <text:p text:style-name="Normal"><text:tab/><text:tab/>var list7 = [];</text:p>
      <text:p text:style-name="Normal"><text:tab/><text:tab/>var list8 = [];</text:p>
      <text:p text:style-name="Normal"/>
      <text:p text:style-name="Normal"><text:tab/><text:tab/>var n = 1;</text:p>
      <text:p text:style-name="Normal"><text:tab/><text:tab/>var x = 0;</text:p>
      <text:p text:style-name="Normal"/>
      <text:p text:style-name="Normal"><text:tab/><text:tab/>function AddRow(){</text:p>
      <text:p text:style-name="Normal"/>
      <text:p text:style-name="Normal"><text:tab/><text:tab/><text:tab/>var AddRown = document.getElementById('show');</text:p>
      <text:p text:style-name="Normal"><text:tab/><text:tab/><text:tab/>var NewRow = AddRown.insertRow(n);</text:p>
      <text:p text:style-name="Normal"/>
      <text:p text:style-name="Normal"><text:tab/><text:tab/><text:tab/>list1[x] = document.getElementById("fname").value;</text:p>
      <text:p text:style-name="Normal"><text:tab/><text:tab/><text:tab/>list2[x] = document.getElementById("lname").value;</text:p>
      <text:p text:style-name="Normal"><text:tab/><text:tab/><text:tab/>list3[x] = document.getElementById("email").value;</text:p>
      <text:p text:style-name="Normal"><text:tab/><text:tab/><text:tab/>list4[x] = document.getElementById("age").value;</text:p>
      <text:p text:style-name="Normal"><text:tab/><text:tab/><text:tab/>list5[x] = document.getElementById("mark1").value;</text:p>
      <text:p text:style-name="Normal"><text:tab/><text:tab/><text:tab/>list6[x] = document.getElementById("mark2").value;</text:p>
      <text:soft-page-break/>
      <text:p text:style-name="Normal"><text:tab/><text:tab/><text:tab/>list7[x] = document.getElementById("mark3").value;</text:p>
      <text:p text:style-name="Normal"><text:tab/><text:tab/><text:tab/>list8[x] = document.getElementById("mark4").value;</text:p>
      <text:p text:style-name="Normal"/>
      <text:p text:style-name="Normal"><text:tab/><text:tab/><text:tab/>var l1 = NewRow.insertCell(0);</text:p>
      <text:p text:style-name="Normal"><text:tab/><text:tab/><text:tab/>var l2 = NewRow.insertCell(1);</text:p>
      <text:p text:style-name="Normal"><text:tab/><text:tab/><text:tab/>var l3 = NewRow.insertCell(2);</text:p>
      <text:p text:style-name="Normal"><text:tab/><text:tab/><text:tab/>var l4 = NewRow.insertCell(3);</text:p>
      <text:p text:style-name="Normal"><text:tab/><text:tab/><text:tab/>var l5 = NewRow.insertCell(4);</text:p>
      <text:p text:style-name="Normal"><text:tab/><text:tab/><text:tab/>var l6 = NewRow.insertCell(5);</text:p>
      <text:p text:style-name="Normal"><text:tab/><text:tab/><text:tab/>var l7 = NewRow.insertCell(6);</text:p>
      <text:p text:style-name="Normal"><text:tab/><text:tab/><text:tab/>var l8 = NewRow.insertCell(7);</text:p>
      <text:p text:style-name="Normal"/>
      <text:p text:style-name="Normal"><text:tab/><text:tab/><text:tab/>l1.innerHTML = list1[x];</text:p>
      <text:p text:style-name="Normal"><text:tab/><text:tab/><text:tab/>l2.innerHTML = list2[x];</text:p>
      <text:p text:style-name="Normal"><text:tab/><text:tab/><text:tab/>l3.innerHTML = list3[x];</text:p>
      <text:p text:style-name="Normal"><text:tab/><text:tab/><text:tab/>l4.innerHTML = list4[x];</text:p>
      <text:p text:style-name="Normal"><text:tab/><text:tab/><text:tab/>l5.innerHTML = list5[x];</text:p>
      <text:p text:style-name="Normal"><text:tab/><text:tab/><text:tab/>l6.innerHTML = list6[x];</text:p>
      <text:p text:style-name="Normal"><text:tab/><text:tab/><text:tab/>l7.innerHTML = list7[x];</text:p>
      <text:p text:style-name="Normal"><text:tab/><text:tab/><text:tab/>l8.innerHTML = list8[x];</text:p>
      <text:p text:style-name="Normal"/>
      <text:p text:style-name="Normal"><text:tab/><text:tab/><text:tab/>n++;</text:p>
      <text:p text:style-name="Normal"><text:tab/><text:tab/><text:tab/>x++;</text:p>
      <text:p text:style-name="Normal"><text:tab/><text:tab/>}</text:p>
      <text:p text:style-name="Normal"/>
      <text:p text:style-name="Normal"><text:tab/>&lt;/script&gt;</text:p>
      <text:p text:style-name="Normal">&lt;/body&gt;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undarraju Shavala</meta:initial-creator>
    <dc:creator>sundarraju Shavala</dc:creator>
    <meta:creation-date>2023-07-30T08:19:00Z</meta:creation-date>
    <dc:date>2023-07-30T08:19:00Z</dc:date>
    <meta:template xlink:href="Normal.dotm" xlink:type="simple"/>
    <meta:editing-cycles>2</meta:editing-cycles>
    <meta:editing-duration>PT60S</meta:editing-duration>
    <meta:document-statistic meta:page-count="4" meta:paragraph-count="5" meta:word-count="394" meta:character-count="2636" meta:row-count="18" meta:non-whitespace-character-count="2247"/>
  </office:meta>
</office:document-meta>
</file>